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394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944cm" fo:min-width="4.994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8.144cm" fo:min-width="4.394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e8a202" draw:marker-start-width="0.359cm" draw:marker-end-width="0.359cm" draw:fill-color="#ffffff" draw:textarea-horizontal-align="justify" draw:textarea-vertical-align="middle" draw:auto-grow-height="false" fo:min-height="1.244cm" fo:min-width="2.694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e8a202" draw:marker-start-width="0.359cm" draw:marker-end-width="0.359cm" draw:fill-color="#ffffff" draw:textarea-horizontal-align="justify" draw:textarea-vertical-align="middle" draw:auto-grow-height="false" fo:min-height="1.444cm" fo:min-width="3.194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4cm" fo:min-width="2.794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4.204cm" fo:padding-top="0.178cm" fo:padding-bottom="0.178cm" fo:padding-left="0.303cm" fo:padding-right="0.30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6.799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4cm" fo:min-width="19.894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3cm" fo:min-width="9.131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4cm" fo:min-width="9.594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4.59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756cm" fo:min-width="0cm"/>
    </style:style>
    <style:style style:name="gr2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4cm" fo:min-width="9.594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106cm" svg:stroke-color="#2a6099" draw:marker-start-width="0.359cm" draw:marker-end-width="0.359cm" draw:fill-color="#ffffff" draw:textarea-horizontal-align="justify" draw:textarea-vertical-align="middle" draw:auto-grow-height="false" fo:min-height="2.244cm" fo:min-width="4.594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647cm" fo:min-width="0cm"/>
    </style:style>
    <style:style style:name="gr29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4cm" fo:min-width="9.694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94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106cm" svg:stroke-color="#3465a4" draw:marker-start-width="0.359cm" draw:marker-end-width="0.359cm" draw:fill-color="#ffffff" draw:textarea-horizontal-align="justify" draw:textarea-vertical-align="middle" draw:auto-grow-height="false" fo:min-height="2.244cm" fo:min-width="3.194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6.259cm"/>
    </style:style>
    <style:style style:name="gr34" style:family="graphic" style:parent-style-name="standard">
      <style:graphic-properties draw:textarea-horizontal-align="justify" draw:textarea-vertical-align="middle" draw:auto-grow-height="false" fo:min-height="2.774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.941cm"/>
    </style:style>
    <style:style style:name="gr36" style:family="graphic" style:parent-style-name="standard">
      <style:graphic-properties draw:textarea-horizontal-align="justify" draw:textarea-vertical-align="middle" draw:auto-grow-height="false" fo:min-height="1.095cm" fo:min-width="0cm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587cm"/>
    </style:style>
    <style:style style:name="gr38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4cm" fo:min-width="10.394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194cm" fo:padding-top="0.178cm" fo:padding-bottom="0.178cm" fo:padding-left="0.303cm" fo:padding-right="0.303cm"/>
      <style:paragraph-properties style:writing-mode="lr-tb"/>
    </style:style>
    <style:style style:name="gr4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4cm" fo:min-width="14.5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194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075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61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1c1c1c" fo:font-size="18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color="#1c1c1c" fo:font-size="18pt" fo:font-weight="bold"/>
    </style:style>
    <style:style style:name="P3" style:family="paragraph">
      <style:paragraph-properties fo:text-align="center" style:writing-mode="lr-tb"/>
      <style:text-properties fo:font-size="18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fo:font-size="18pt" fo:font-weight="bold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8pt" fo:font-weight="bold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8pt" fo:font-weight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8pt" fo:font-weight="bold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8pt" fo:font-weight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8pt" fo:font-weight="bold"/>
    </style:style>
    <style:style style:name="P2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8pt" fo:font-weight="bold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T1" style:family="text">
      <style:text-properties fo:color="#1c1c1c" fo:font-size="18pt" fo:font-weight="bold"/>
    </style:style>
    <style:style style:name="T2" style:family="text">
      <style:text-properties fo:font-size="18pt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font-size="6pt" fo:font-weight="bold" style:font-size-asian="6pt" style:font-weight-asian="bold" style:font-size-complex="6pt" style:font-weight-complex="bold"/>
    </style:style>
    <style:style style:name="T7" style:family="text">
      <style:text-properties fo:color="#069a2e" fo:font-weight="bold" style:font-weight-asian="bold" style:font-weight-complex="bold"/>
    </style:style>
    <style:style style:name="T8" style:family="text">
      <style:text-properties fo:color="#ea7500" fo:font-weight="bold" style:font-weight-asian="bold" style:font-weight-complex="bold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69a2e" fo:font-size="18pt" fo:font-weight="bold" style:font-weight-asian="bold" style:font-weight-complex="bold"/>
    </style:style>
    <style:style style:name="T11" style:family="text">
      <style:text-properties fo:color="#00a933" fo:font-size="18pt" fo:font-weight="bold" style:font-weight-asian="bold" style:font-weight-complex="bold"/>
    </style:style>
    <style:style style:name="T12" style:family="text">
      <style:text-properties fo:color="#ff5429" fo:font-size="18pt" fo:font-weight="bold" style:font-weight-asian="bold" style:font-weight-complex="bold"/>
    </style:style>
    <style:style style:name="T13" style:family="text">
      <style:text-properties fo:color="#111111" fo:font-size="18pt" fo:font-weight="bold" style:font-weight-asian="bold" style:font-weight-complex="bold"/>
    </style:style>
    <style:style style:name="T14" style:family="text">
      <style:text-properties fo:color="#ff860d" fo:font-size="18pt" fo:font-weight="bold" style:font-weight-asian="bold" style:font-weight-complex="bold"/>
    </style:style>
    <style:style style:name="T15" style:family="text">
      <style:text-properties fo:color="#5983b0" fo:font-size="18pt" fo:font-weight="bold" style:font-weight-asian="bold" style:font-weight-complex="bold"/>
    </style:style>
    <style:style style:name="T16" style:family="text">
      <style:text-properties fo:color="#5983b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3.2cm" svg:height="2cm" svg:x="0.7cm" svg:y="1.1cm">
          <text:p text:style-name="P1"><text:span text:style-name="T1">Mini</text:span></text:p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2.6cm" svg:x="1.5cm" svg:y="3.7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2.6cm" svg:x="16.5cm" svg:y="0.9cm">
          <text:p text:style-name="P3"><text:span text:style-name="T2">COMP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3.9cm" svg:y1="2.5cm" svg:x2="16.5cm" svg:y2="2.5cm">
          <text:p/>
        </draw:line>
        <draw:line draw:style-name="gr3" draw:text-style-name="P5" draw:layer="layout" svg:x1="2.9cm" svg:y1="3.7cm" svg:x2="2.5cm" svg:y2="3.1cm">
          <text:p/>
        </draw:line>
        <draw:custom-shape draw:style-name="gr4" draw:text-style-name="P6" draw:layer="layout" svg:width="5.6cm" svg:height="8.3cm" draw:transform="skewX (-0.0178023583703422) translate (0.5cm 0.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cm" svg:height="8.5cm" svg:x="16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2.6cm" svg:x="16.5cm" svg:y="3.8cm">
          <text:p text:style-name="P3"><text:span text:style-name="T2">COMPUTE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3.9cm" svg:y1="2.5cm" svg:x2="16.5cm" svg:y2="5.1cm">
          <text:p/>
        </draw:line>
        <draw:custom-shape draw:style-name="gr6" draw:text-style-name="P4" draw:layer="layout" svg:width="3.3cm" svg:height="1.6cm" svg:x="20.7cm" svg:y="0.3cm">
          <text:p text:style-name="P3"><text:span text:style-name="T2">CASHIER</text:span></text:p>
          <text:p text:style-name="P3"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8cm" svg:height="1.8cm" svg:x="4.2cm" svg:y="0.3cm">
          <text:p text:style-name="P3"><text:span text:style-name="T2">ORTHO </text:span></text:p>
          <text:p text:style-name="P3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4cm" svg:height="1.8cm" svg:x="2.1cm" svg:y="6.8cm">
          <text:p text:style-name="P3"><text:span text:style-name="T2">Local Unit</text:span></text:p>
          <text:p text:style-name="P3"><text:span text:style-name="T2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4cm" svg:height="1.8cm" svg:x="16.5cm" svg:y="6.8cm">
          <text:p text:style-name="P3"><text:span text:style-name="T2">Local Unit</text:span></text:p>
          <text:p text:style-name="P3"><text:span text:style-name="T2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5cm" svg:y1="7.7cm" svg:x2="16.5cm" svg:y2="7.7cm">
          <text:p/>
        </draw:line>
        <draw:frame draw:style-name="gr9" draw:text-style-name="P7" draw:layer="layout" svg:width="12.6cm" svg:height="0.962cm" svg:x="5.7cm" svg:y="9.6cm">
          <draw:text-box>
            <text:p><text:span text:style-name="T3">UNIT DISTANCE: 12meters (approx.)</text:span></text:p>
          </draw:text-box>
        </draw:frame>
        <draw:custom-shape draw:style-name="gr10" draw:text-style-name="P4" draw:layer="layout" svg:width="6.8cm" svg:height="1.8cm" svg:x="7.8cm" svg:y="6.8cm">
          <text:p text:style-name="P3"><text:span text:style-name="T2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2" draw:text-style-name="P7" draw:layer="layout" svg:width="21cm" svg:height="7.153cm" svg:x="0.8cm" svg:y="1.6cm">
          <draw:text-box>
            <text:p><text:span text:style-name="T4"/></text:p>
            <text:p><text:span text:style-name="T4"/></text:p>
            <text:p><text:span text:style-name="T5">MICROSOFT WINDOWS OPERATING SYSTEM (OS)</text:span></text:p>
            <text:p text:style-name="P9"><text:span text:style-name="T3">+BATCH COMMAND FILE</text:span></text:p>
            <text:p text:style-name="P9"><text:span text:style-name="T6"/></text:p>
            <text:p><text:span text:style-name="T7">MICROSOFT EXCEL WORKBOOK</text:span></text:p>
            <text:p><text:span text:style-name="T3">+MACRO (VISUAL BASIC FOR APPLICATIONS)</text:span></text:p>
            <text:p><text:span text:style-name="T3">+JAVA COMPUTER LANGUAGE WITH VIRTUAL MACHINE (VM)</text:span></text:p>
            <text:p><text:span text:style-name="T3">+PHP HYPERTEXT PREPROCESSOR (PHP) COMMAND</text:span></text:p>
            <text:p><text:span text:style-name="T3">+MYSQL (STRUCTURED QUERY LANGUAGE) DATABASE (DB)</text:span></text:p>
            <text:p><text:span text:style-name="T6"/></text:p>
            <text:p><text:span text:style-name="T8">APACHE WEB SERVER</text:span></text:p>
          </draw:text-box>
        </draw:frame>
        <draw:custom-shape draw:style-name="gr13" draw:text-style-name="P11" draw:layer="layout" svg:width="20.5cm" svg:height="1.2cm" svg:x="0.8cm" svg:y="0.8cm">
          <text:p text:style-name="P10"><text:span text:style-name="T9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4" draw:text-style-name="P12" draw:layer="layout" svg:width="9.737cm" svg:height="3.489cm" svg:x="0.6cm" svg:y="7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0.2cm" svg:height="3.2cm" svg:x="0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4.2cm" svg:height="2.6cm" svg:x="0.9cm" svg:y="1.1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5.2cm" svg:height="2.6cm" svg:x="5.2cm" svg:y="1.3cm">
          <text:p text:style-name="P13"><text:span text:style-name="T11">MACRO </text:span></text:p>
          <text:p text:style-name="P13"><text:span text:style-name="T11">(VISUAL BASIC </text:span></text:p>
          <text:p text:style-name="P13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4.2cm" svg:height="2.6cm" svg:x="1.037cm" svg:y="8.1cm">
          <text:p text:style-name="P15"><text:span text:style-name="T12">JAVA </text:span></text:p>
          <text:p text:style-name="P15"><text:span text:style-name="T12">VIRTUAL</text:span></text:p>
          <text:p text:style-name="P15"><text:span text:style-name="T12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4.2cm" svg:height="2.6cm" svg:x="5.637cm" svg:y="8.1cm">
          <text:p text:style-name="P15"><text:span text:style-name="T12">JAVA </text:span></text:p>
          <text:p text:style-name="P15"><text:span text:style-name="T12">COMPUTER</text:span></text:p>
          <text:p text:style-name="P15"><text:span text:style-name="T12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4.2cm" svg:height="2.6cm" svg:x="17.2cm" svg:y="5.3cm">
          <text:p text:style-name="P17"><text:span text:style-name="T13">JSON FILE </text:span></text:p>
          <text:p text:style-name="P17"><text:span text:style-name="T13">LIST AS </text:span></text:p>
          <text:p text:style-name="P17"><text:span text:style-name="T13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0.6cm" svg:height="4.1cm" svg:x="7.5cm" svg:y="3.9cm">
          <text:p/>
          <draw:enhanced-geometry svg:viewBox="0 0 21600 21600" draw:text-areas="?f0 0 ?f2 ?f5" draw:type="down-arrow" draw:modifiers="18644.9881610103 8976.623376623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2" draw:layer="layout" svg:width="4.2cm" svg:height="2.6cm" svg:x="5.7cm" svg:y="4.5cm">
          <text:p text:style-name="P17"><text:span text:style-name="T13">BATCH </text:span></text:p>
          <text:p text:style-name="P17"><text:span text:style-name="T13">COMMAND </text:span></text:p>
          <text:p text:style-name="P17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2cm" svg:height="2.6cm" svg:x="5.8cm" svg:y="11.8cm">
          <text:p text:style-name="P19"><text:span text:style-name="T14">PHP COM-</text:span></text:p>
          <text:p text:style-name="P19"><text:span text:style-name="T14">MAND WEB</text:span></text:p>
          <text:p text:style-name="P19"><text:span text:style-name="T1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10.2cm" svg:height="3.2cm" svg:x="1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4.2cm" svg:height="2.6cm" svg:x="17.3cm" svg:y="1.1cm">
          <text:p text:style-name="P10"><text:span text:style-name="T10">MICROSOFT </text:span></text:p>
          <text:p text:style-name="P10"><text:span text:style-name="T10">EXCEL </text:span></text:p>
          <text:p text:style-name="P10"><text:span text:style-name="T10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5.2cm" svg:height="2.6cm" svg:x="21.6cm" svg:y="1.3cm">
          <text:p text:style-name="P13"><text:span text:style-name="T11">MACRO </text:span></text:p>
          <text:p text:style-name="P13"><text:span text:style-name="T11">(VISUAL BASIC </text:span></text:p>
          <text:p text:style-name="P13"><text:span text:style-name="T11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4.2cm" svg:height="2.6cm" svg:x="22.6cm" svg:y="5.3cm">
          <text:p text:style-name="P17"><text:span text:style-name="T13">BATCH </text:span></text:p>
          <text:p text:style-name="P17"><text:span text:style-name="T13">COMMAND </text:span></text:p>
          <text:p text:style-name="P17"><text:span text:style-name="T13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8" draw:layer="layout" svg:width="0.6cm" svg:height="1cm" svg:x="7.6cm" svg:y="10.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20" draw:layer="layout" svg:width="10.3cm" svg:height="6.4cm" svg:x="16.7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0" draw:layer="layout" svg:width="4.2cm" svg:height="2.6cm" svg:x="17.1cm" svg:y="11.7cm">
          <text:p text:style-name="P19"><text:span text:style-name="T14">PHP</text:span></text:p>
          <text:p text:style-name="P19"><text:span text:style-name="T14">COMPUTER</text:span></text:p>
          <text:p text:style-name="P19"><text:span text:style-name="T14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0" draw:layer="layout" svg:width="4.2cm" svg:height="2.6cm" svg:x="22.7cm" svg:y="8.6cm">
          <text:p text:style-name="P19"><text:span text:style-name="T14">APACHE </text:span></text:p>
          <text:p text:style-name="P19"><text:span text:style-name="T14">WEB </text:span></text:p>
          <text:p text:style-name="P19"><text:span text:style-name="T14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3.8cm" svg:height="2.6cm" svg:x="22.9cm" svg:y="11.7cm">
          <text:p text:style-name="P21"><text:span text:style-name="T15">MYSQL</text:span></text:p>
          <text:p text:style-name="P21"><text:span text:style-name="T15">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8" draw:layer="layout" svg:width="6.863cm" svg:height="0.5cm" svg:x="9.837cm" svg:y="12.9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18" draw:layer="layout" svg:width="0.6cm" svg:height="3.7cm" svg:x="18.8cm" svg:y="8cm">
          <text:p/>
          <draw:enhanced-geometry svg:viewBox="0 0 21600 21600" draw:text-areas="?f0 ?f7 ?f2 21600" draw:type="up-arrow" draw:modifiers="4476.41178059984 7978.702163061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18" draw:layer="layout" svg:width="1.463cm" svg:height="0.6cm" svg:x="21.4cm" svg:y="12.9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8" draw:layer="layout" svg:width="0.6cm" svg:height="1.5cm" svg:x="24cm" svg:y="3.9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8" draw:layer="layout" svg:width="1.2cm" svg:height="0.6cm" svg:x="21.4cm" svg:y="5.7cm">
          <text:p/>
          <draw:enhanced-geometry svg:viewBox="0 0 21600 21600" draw:text-areas="?f7 ?f0 21600 ?f2" draw:type="left-arrow" draw:modifiers="5955.51853394419 7080.199667221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23" draw:layer="layout" svg:width="11cm" svg:height="14.6cm" svg:x="0.2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3.8cm" svg:height="2.6cm" svg:x="0.8cm" svg:y="11.8cm">
          <text:p text:style-name="P21"><text:span text:style-name="T15">MICROSOFT</text:span></text:p>
          <text:p text:style-name="P21"><text:span text:style-name="T15">WINDOWS</text:span></text:p>
          <text:p text:style-name="P21"><text:span text:style-name="T16">@CASHIER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15.2cm" svg:height="14.6cm" svg:x="12.4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3.8cm" svg:height="2.6cm" svg:x="12.8cm" svg:y="0.9cm">
          <text:p text:style-name="P21"><text:span text:style-name="T15">MICROSOFT</text:span></text:p>
          <text:p text:style-name="P21"><text:span text:style-name="T15">WINDOWS</text:span></text:p>
          <text:p text:style-name="P21"><text:span text:style-name="T16">@ORTHO </text:span></text:p>
          <text:p text:style-name="P21"><text:span text:style-name="T16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0.6cm" svg:height="1.4cm" svg:x="25.2cm" svg:y="3.9cm">
          <text:p/>
          <draw:enhanced-geometry svg:viewBox="0 0 21600 21600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8" draw:layer="layout" svg:width="1.2cm" svg:height="0.6cm" svg:x="21.4cm" svg:y="6.601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26:46.346224437</meta:creation-date>
    <dc:date>2021-05-15T12:43:44.615154042</dc:date>
    <meta:editing-duration>PT3H5M27S</meta:editing-duration>
    <meta:editing-cycles>139</meta:editing-cycles>
    <meta:generator>LibreOffice/6.4.6.2$Linux_X86_64 LibreOffice_project/40$Build-2</meta:generator>
    <meta:document-statistic meta:object-count="75"/>
  </office:meta>
</office:document-meta>
</file>